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f51" officeooo:paragraph-rsid="00172f51"/>
    </style:style>
    <style:style style:name="P2" style:family="paragraph" style:parent-style-name="Standard">
      <style:text-properties officeooo:rsid="0017bf75" officeooo:paragraph-rsid="0017b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uis </text:p>
      <text:p text:style-name="P1"><text:tab/>expérience utilisateur</text:p>
      <text:p text:style-name="P1"><text:tab/><text:tab/>plugin</text:p>
      <text:p text:style-name="P1"><text:tab/><text:tab/>interface web</text:p>
      <text:p text:style-name="P1"><text:tab/><text:tab/>ergonomie</text:p>
      <text:p text:style-name="P1"/>
      <text:p text:style-name="P1">Quentin</text:p>
      <text:p text:style-name="P1"><text:tab/>Encodage des données</text:p>
      <text:p text:style-name="P1"><text:tab/><text:tab/>protection comm app/serveur</text:p>
      <text:p text:style-name="P1"><text:tab/><text:tab/>encodage image</text:p>
      <text:p text:style-name="P1"><text:tab/><text:tab/>anonymisation</text:p>
      <text:p text:style-name="P1"/>
      <text:p text:style-name="P1">Matthieu</text:p>
      <text:p text:style-name="P1"><text:tab/>machine learning </text:p>
      <text:p text:style-name="P1"><text:tab/><text:tab/>reconnaissance faciale</text:p>
      <text:p text:style-name="P1"><text:tab/><text:tab/>gestion BDD image</text:p>
      <text:p text:style-name="P1"/>
      <text:p text:style-name="P1"/>
      <text:p text:style-name="P1">Réseau <text:tab/></text:p>
      <text:p text:style-name="P1"><text:tab/>architecture reseau</text:p>
      <text:p text:style-name="P1"/>
      <text:p text:style-name="P1">BDD</text:p>
      <text:p text:style-name="P1"><text:tab/>architecture BDD</text:p>
      <text:p text:style-name="P1"/>
      <text:p text:style-name="P1"/>
      <text:p text:style-name="P2">Mobile </text:p>
      <text:p text:style-name="P2"><text:tab/>moteur app</text:p>
      <text:p text:style-name="P2"><text:tab/>lien BDD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34:50.421767227</meta:creation-date>
    <dc:date>2017-10-06T14:41:49.774243421</dc:date>
    <meta:editing-duration>PT6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6" meta:character-count="296" meta:non-whitespace-character-count="252"/>
  </office:meta>
</office:document-meta>
</file>